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officeooo:paragraph-rsid="000d14e5"/>
    </style:style>
    <style:style style:name="P2" style:family="paragraph" style:parent-style-name="Standard">
      <style:text-properties officeooo:rsid="000d14e5" officeooo:paragraph-rsid="000d14e5"/>
    </style:style>
    <style:style style:name="P3" style:family="paragraph" style:parent-style-name="Standard">
      <style:text-properties officeooo:rsid="000fa632" officeooo:paragraph-rsid="000fa632"/>
    </style:style>
    <style:style style:name="P4" style:family="paragraph" style:parent-style-name="Standard">
      <style:text-properties officeooo:rsid="00115401" officeooo:paragraph-rsid="00115401"/>
    </style:style>
    <style:style style:name="P5" style:family="paragraph" style:parent-style-name="Standard">
      <style:text-properties officeooo:rsid="00115401" officeooo:paragraph-rsid="002f6c20"/>
    </style:style>
    <style:style style:name="P6" style:family="paragraph" style:parent-style-name="Standard">
      <style:text-properties officeooo:rsid="00115401" officeooo:paragraph-rsid="004263bc"/>
    </style:style>
    <style:style style:name="P7" style:family="paragraph" style:parent-style-name="Standard">
      <style:text-properties officeooo:rsid="00167f34" officeooo:paragraph-rsid="00167f34"/>
    </style:style>
    <style:style style:name="P8" style:family="paragraph" style:parent-style-name="Standard">
      <style:text-properties officeooo:rsid="001a38b7" officeooo:paragraph-rsid="001a38b7"/>
    </style:style>
    <style:style style:name="P9" style:family="paragraph" style:parent-style-name="Standard">
      <style:text-properties officeooo:rsid="001a38b7" officeooo:paragraph-rsid="004263bc"/>
    </style:style>
    <style:style style:name="P10" style:family="paragraph" style:parent-style-name="Standard">
      <style:text-properties officeooo:rsid="00275737" officeooo:paragraph-rsid="00275737"/>
    </style:style>
    <style:style style:name="P11" style:family="paragraph" style:parent-style-name="Standard">
      <style:text-properties officeooo:rsid="0033c5d6" officeooo:paragraph-rsid="0033c5d6"/>
    </style:style>
    <style:style style:name="P12" style:family="paragraph" style:parent-style-name="Standard">
      <style:text-properties officeooo:rsid="00395026" officeooo:paragraph-rsid="00395026"/>
    </style:style>
    <style:style style:name="P13" style:family="paragraph" style:parent-style-name="Standard">
      <style:text-properties officeooo:rsid="00395026" officeooo:paragraph-rsid="004263bc"/>
    </style:style>
    <style:style style:name="P14" style:family="paragraph" style:parent-style-name="Standard">
      <style:text-properties officeooo:rsid="003a7cad" officeooo:paragraph-rsid="003a7cad"/>
    </style:style>
    <style:style style:name="P15" style:family="paragraph" style:parent-style-name="Standard">
      <style:text-properties officeooo:rsid="003a7cad" officeooo:paragraph-rsid="004263bc"/>
    </style:style>
    <style:style style:name="P16" style:family="paragraph" style:parent-style-name="Standard">
      <style:text-properties officeooo:rsid="004263bc" officeooo:paragraph-rsid="004263bc"/>
    </style:style>
    <style:style style:name="P17" style:family="paragraph" style:parent-style-name="Standard">
      <style:text-properties officeooo:rsid="0029a062" officeooo:paragraph-rsid="0032727a"/>
    </style:style>
    <style:style style:name="P18" style:family="paragraph" style:parent-style-name="Standard">
      <style:text-properties officeooo:rsid="0029a062" officeooo:paragraph-rsid="004263bc"/>
    </style:style>
    <style:style style:name="P19" style:family="paragraph" style:parent-style-name="Standard">
      <style:text-properties officeooo:rsid="0029a062" officeooo:paragraph-rsid="005e6af6"/>
    </style:style>
    <style:style style:name="P20" style:family="paragraph" style:parent-style-name="Standard">
      <style:text-properties officeooo:rsid="001a38b7" officeooo:paragraph-rsid="005e6af6"/>
    </style:style>
    <style:style style:name="P21" style:family="paragraph" style:parent-style-name="Standard">
      <style:text-properties officeooo:rsid="003a7cad" officeooo:paragraph-rsid="003a7cad"/>
    </style:style>
    <style:style style:name="P22" style:family="paragraph" style:parent-style-name="Standard">
      <style:text-properties officeooo:rsid="003a7cad" officeooo:paragraph-rsid="005e6af6"/>
    </style:style>
    <style:style style:name="P23" style:family="paragraph" style:parent-style-name="Standard">
      <style:text-properties officeooo:rsid="003a7cad" officeooo:paragraph-rsid="0060fbbf"/>
    </style:style>
    <style:style style:name="P24" style:family="paragraph" style:parent-style-name="Standard">
      <style:text-properties officeooo:rsid="00115401" officeooo:paragraph-rsid="003df40b"/>
    </style:style>
    <style:style style:name="P25" style:family="paragraph" style:parent-style-name="Standard">
      <style:text-properties officeooo:rsid="00115401" officeooo:paragraph-rsid="005c9ef7"/>
    </style:style>
    <style:style style:name="P26" style:family="paragraph" style:parent-style-name="Standard">
      <style:text-properties officeooo:rsid="00115401" officeooo:paragraph-rsid="005e6af6"/>
    </style:style>
    <style:style style:name="P27" style:family="paragraph" style:parent-style-name="Standard">
      <style:text-properties officeooo:rsid="000fa632" officeooo:paragraph-rsid="005e6af6"/>
    </style:style>
    <style:style style:name="P28" style:family="paragraph" style:parent-style-name="Standard">
      <style:text-properties officeooo:rsid="00395026" officeooo:paragraph-rsid="0060fbbf"/>
    </style:style>
    <style:style style:name="P29" style:family="paragraph" style:parent-style-name="Standard">
      <style:text-properties officeooo:rsid="00395026" officeooo:paragraph-rsid="00623ee7"/>
    </style:style>
    <style:style style:name="T1" style:family="text">
      <style:text-properties officeooo:rsid="000d14e5"/>
    </style:style>
    <style:style style:name="T2" style:family="text">
      <style:text-properties officeooo:rsid="001276bd"/>
    </style:style>
    <style:style style:name="T3" style:family="text">
      <style:text-properties officeooo:rsid="0025678c"/>
    </style:style>
    <style:style style:name="T4" style:family="text">
      <style:text-properties officeooo:rsid="00275737"/>
    </style:style>
    <style:style style:name="T5" style:family="text">
      <style:text-properties officeooo:rsid="002a82a7"/>
    </style:style>
    <style:style style:name="T6" style:family="text">
      <style:text-properties officeooo:rsid="002f6c20"/>
    </style:style>
    <style:style style:name="T7" style:family="text">
      <style:text-properties officeooo:rsid="00334438"/>
    </style:style>
    <style:style style:name="T8" style:family="text">
      <style:text-properties officeooo:rsid="00355693"/>
    </style:style>
    <style:style style:name="T9" style:family="text">
      <style:text-properties officeooo:rsid="0036c077"/>
    </style:style>
    <style:style style:name="T10" style:family="text">
      <style:text-properties officeooo:rsid="0036e07a"/>
    </style:style>
    <style:style style:name="T11" style:family="text">
      <style:text-properties officeooo:rsid="00387f75"/>
    </style:style>
    <style:style style:name="T12" style:family="text">
      <style:text-properties officeooo:rsid="003bed3a"/>
    </style:style>
    <style:style style:name="T13" style:family="text">
      <style:text-properties officeooo:rsid="003df40b"/>
    </style:style>
    <style:style style:name="T14" style:family="text">
      <style:text-properties officeooo:rsid="003f6631"/>
    </style:style>
    <style:style style:name="T15" style:family="text">
      <style:text-properties officeooo:rsid="00439bba"/>
    </style:style>
    <style:style style:name="T16" style:family="text">
      <style:text-properties officeooo:rsid="0044baaf"/>
    </style:style>
    <style:style style:name="T17" style:family="text">
      <style:text-properties officeooo:rsid="0049e981"/>
    </style:style>
    <style:style style:name="T18" style:family="text">
      <style:text-properties officeooo:rsid="004b971c"/>
    </style:style>
    <style:style style:name="T19" style:family="text">
      <style:text-properties officeooo:rsid="004cc2f3"/>
    </style:style>
    <style:style style:name="T20" style:family="text">
      <style:text-properties officeooo:rsid="004cf970"/>
    </style:style>
    <style:style style:name="T21" style:family="text">
      <style:text-properties officeooo:rsid="004e8190"/>
    </style:style>
    <style:style style:name="T22" style:family="text">
      <style:text-properties officeooo:rsid="005235dd"/>
    </style:style>
    <style:style style:name="T23" style:family="text">
      <style:text-properties officeooo:rsid="0053aa52"/>
    </style:style>
    <style:style style:name="T24" style:family="text">
      <style:text-properties officeooo:rsid="0053bc76"/>
    </style:style>
    <style:style style:name="T25" style:family="text">
      <style:text-properties officeooo:rsid="0055797f"/>
    </style:style>
    <style:style style:name="T26" style:family="text">
      <style:text-properties officeooo:rsid="005651d4"/>
    </style:style>
    <style:style style:name="T27" style:family="text">
      <style:text-properties officeooo:rsid="00576e72"/>
    </style:style>
    <style:style style:name="T28" style:family="text">
      <style:text-properties officeooo:rsid="00589924"/>
    </style:style>
    <style:style style:name="T29" style:family="text">
      <style:text-properties officeooo:rsid="00598d0d"/>
    </style:style>
    <style:style style:name="T30" style:family="text">
      <style:text-properties officeooo:rsid="005b167e"/>
    </style:style>
    <style:style style:name="T31" style:family="text">
      <style:text-properties officeooo:rsid="005e3c5f"/>
    </style:style>
    <style:style style:name="T32" style:family="text">
      <style:text-properties officeooo:rsid="005f4b5f"/>
    </style:style>
    <style:style style:name="T33" style:family="text">
      <style:text-properties officeooo:rsid="0060fbbf"/>
    </style:style>
    <style:style style:name="T34" style:family="text">
      <style:text-properties officeooo:rsid="006367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Programa feito pelo programador Cesar Augusto Rodrigues de Oliveira</text:p>
      <text:p text:style-name="P1">// <text:span text:style-name="T7">1</text:span><text:span text:style-name="T17">2</text:span>-<text:span text:style-name="T1">10</text:span>-20<text:span text:style-name="T1">23</text:span></text:p>
      <text:p text:style-name="P2">// http://cesaraugustorodriguesdeoliveira.wordpress.com/ </text:p>
      <text:p text:style-name="P2"/>
      <text:p text:style-name="P2"/>
      <text:p text:style-name="P3">Problema:</text:p>
      <text:p text:style-name="P11"><text:span text:style-name="T18">operacao_</text:span>V1</text:p>
      <text:p text:style-name="P3"><text:span text:style-name="T5">Ler </text:span><text:span text:style-name="T19">2 numeros e efetuar as 4 operações matematicas e mostrar os resultados</text:span></text:p>
      <text:p text:style-name="P3"/>
      <text:p text:style-name="P3">Algoritmo <text:span text:style-name="T20">operacao_</text:span><text:span text:style-name="T8">v1</text:span>;</text:p>
      <text:p text:style-name="P8"/>
      <text:p text:style-name="P8">var <text:span text:style-name="T21">num1, num2, soma, subtracao, multiplicao, divisao de real</text:span><text:span text:style-name="T9">;</text:span></text:p>
      <text:p text:style-name="P4"/>
      <text:p text:style-name="P4"><text:span text:style-name="T2">I</text:span>nicio</text:p>
      <text:p text:style-name="P5"><text:s text:c="9"/><text:span text:style-name="T22">num1</text:span><text:span text:style-name="T11"> ← </text:span><text:span text:style-name="T22">10</text:span><text:span text:style-name="T11">;</text:span></text:p>
      <text:p text:style-name="P12"><text:s text:c="9"/><text:span text:style-name="T23">num2</text:span> <text:s/>← <text:span text:style-name="T23">5</text:span>;</text:p>
      <text:p text:style-name="P14"><text:s text:c="9"/><text:span text:style-name="T24">soma ← num1+num2;</text:span></text:p>
      <text:p text:style-name="P14"><text:s text:c="9"/><text:span text:style-name="T25">subtracao ← </text:span><text:span text:style-name="T26">num1-num2;</text:span></text:p>
      <text:p text:style-name="P14"><text:s text:c="9"/><text:span text:style-name="T27">multiplicao ← num1*num2;</text:span></text:p>
      <text:p text:style-name="P14"><text:s text:c="9"/><text:span text:style-name="T28">divisao ← num1/num2;</text:span></text:p>
      <text:p text:style-name="P24"><text:s text:c="9"/><text:span text:style-name="T6">mostrar ”</text:span><text:span text:style-name="T29">A soma é </text:span><text:span text:style-name="T12"><text:s/></text:span><text:span text:style-name="T6">”</text:span><text:span text:style-name="T12">+</text:span><text:span text:style-name="T29">soma</text:span><text:span text:style-name="T6">;<text:line-break/> <text:s text:c="8"/>mostrar ”</text:span><text:span text:style-name="T29">A subtração</text:span><text:span text:style-name="T13"> é</text:span><text:span text:style-name="T12"> </text:span><text:span text:style-name="T6">”</text:span><text:span text:style-name="T12">+</text:span><text:span text:style-name="T29">subtracao</text:span><text:span text:style-name="T6">;<text:line-break/> <text:s text:c="8"/></text:span><text:span text:style-name="T14">mostrar “</text:span><text:span text:style-name="T30">A</text:span><text:span text:style-name="T14"> </text:span><text:span text:style-name="T30">multiplicação </text:span><text:span text:style-name="T14">é <text:s/>”+</text:span><text:span text:style-name="T30">multiplicao</text:span><text:span text:style-name="T14">;</text:span></text:p>
      <text:p text:style-name="P25"><text:span text:style-name="T6"><text:s text:c="9"/></text:span><text:span text:style-name="T14">mostrar “</text:span><text:span text:style-name="T30">A</text:span><text:span text:style-name="T14"> </text:span><text:span text:style-name="T31">divisão</text:span><text:span text:style-name="T30"> </text:span><text:span text:style-name="T14">é <text:s/>”+</text:span><text:span text:style-name="T31">divisao</text:span><text:span text:style-name="T14">;</text:span></text:p>
      <text:p text:style-name="P17"><text:s text:c="9"/></text:p>
      <text:p text:style-name="P4"><text:span text:style-name="T2">F</text:span>im.</text:p>
      <text:p text:style-name="P4"/>
      <text:p text:style-name="P4"/>
      <text:p text:style-name="P16">================================================</text:p>
      <text:p text:style-name="P16"/>
      <text:p text:style-name="P27">Algoritmo <text:span text:style-name="T20">operacao_</text:span><text:span text:style-name="T8">v</text:span><text:span text:style-name="T32">2</text:span>;</text:p>
      <text:p text:style-name="P20"/>
      <text:p text:style-name="P20">var <text:span text:style-name="T21">num1, num2, soma, subtracao, multiplicao, divisao de real</text:span><text:span text:style-name="T9">;</text:span></text:p>
      <text:p text:style-name="P26"/>
      <text:p text:style-name="P26"><text:span text:style-name="T2">I</text:span>nicio</text:p>
      <text:p text:style-name="P29"><text:s text:c="9"/><text:span text:style-name="T33">mostrar “Digite o valor 1 ”;</text:span></text:p>
      <text:p text:style-name="P26"><text:s text:c="9"/><text:span text:style-name="T33">ler(</text:span><text:span text:style-name="T22">num1</text:span><text:span text:style-name="T33">);</text:span></text:p>
      <text:p text:style-name="P28"><text:s text:c="9"/><text:span text:style-name="T33">mostrar “Digite o valor </text:span><text:span text:style-name="T34">2</text:span><text:span text:style-name="T33"> ”;</text:span></text:p>
      <text:p text:style-name="P28"><text:span text:style-name="T33"><text:s text:c="9"/>ler(</text:span><text:span text:style-name="T23">num2</text:span><text:span text:style-name="T33">)</text:span>;</text:p>
      <text:p text:style-name="P23"><text:s text:c="9"/></text:p>
      <text:p text:style-name="P23"><text:span text:style-name="T24"><text:s text:c="9"/>soma ← num1+num2;</text:span></text:p>
      <text:p text:style-name="P22"><text:s text:c="9"/><text:span text:style-name="T25">subtracao ← </text:span><text:span text:style-name="T26">num1-num2;</text:span></text:p>
      <text:p text:style-name="P22"><text:s text:c="9"/><text:span text:style-name="T27">multiplicao ← num1*num2;</text:span></text:p>
      <text:p text:style-name="P22"><text:s text:c="9"/><text:span text:style-name="T28">divisao ← num1/num2;</text:span></text:p>
      <text:p text:style-name="P26"><text:s text:c="9"/><text:span text:style-name="T6">mostrar ”</text:span><text:span text:style-name="T29">A soma é </text:span><text:span text:style-name="T12"><text:s/></text:span><text:span text:style-name="T6">”</text:span><text:span text:style-name="T12">+</text:span><text:span text:style-name="T29">soma</text:span><text:span text:style-name="T6">;<text:line-break/> <text:s text:c="8"/>mostrar ”</text:span><text:span text:style-name="T29">A subtração</text:span><text:span text:style-name="T13"> é</text:span><text:span text:style-name="T12"> </text:span><text:span text:style-name="T6">”</text:span><text:span text:style-name="T12">+</text:span><text:span text:style-name="T29">subtracao</text:span><text:span text:style-name="T6">;<text:line-break/> <text:s text:c="8"/></text:span><text:span text:style-name="T14">mostrar “</text:span><text:span text:style-name="T30">A</text:span><text:span text:style-name="T14"> </text:span><text:span text:style-name="T30">multiplicação </text:span><text:span text:style-name="T14">é <text:s/>”+</text:span><text:span text:style-name="T30">multiplicao</text:span><text:span text:style-name="T14">;</text:span></text:p>
      <text:p text:style-name="P26"><text:span text:style-name="T6"><text:s text:c="9"/></text:span><text:span text:style-name="T14">mostrar “</text:span><text:span text:style-name="T30">A</text:span><text:span text:style-name="T14"> </text:span><text:span text:style-name="T31">divisão</text:span><text:span text:style-name="T30"> </text:span><text:span text:style-name="T14">é <text:s/>”+</text:span><text:span text:style-name="T31">divisao</text:span><text:span text:style-name="T14">;</text:span></text:p>
      <text:p text:style-name="P19"><text:s text:c="9"/></text:p>
      <text:p text:style-name="P26"><text:span text:style-name="T2">F</text:span>im.</text:p>
      <text:p text:style-name="P4"/>
      <text:p text:style-name="P4"/>
      <text:p text:style-name="P4"><text:soft-page-break/></text:p>
      <text:p text:style-name="P7">Teste de Mesa</text:p>
      <text:p text:style-name="P7"><text:span text:style-name="T3">nota1 = </text:span>5</text:p>
      <text:p text:style-name="P7"><text:span text:style-name="T3">nota2 = </text:span>7</text:p>
      <text:p text:style-name="P10">media = (5+7)/2 = 6</text:p>
      <text:p text:style-name="P7"><text:span text:style-name="T4">A media é </text:span>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2T02:14:15.737422258</dc:date>
    <meta:editing-duration>PT17H1M13S</meta:editing-duration>
    <meta:editing-cycles>70</meta:editing-cycles>
    <meta:generator>LibreOffice/7.3.7.2$Linux_X86_64 LibreOffice_project/30$Build-2</meta:generator>
    <meta:document-statistic meta:table-count="0" meta:image-count="0" meta:object-count="0" meta:page-count="2" meta:paragraph-count="41" meta:word-count="158" meta:character-count="1292" meta:non-whitespace-character-count="939"/>
  </office:meta>
</office:document-meta>
</file>